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monospace"/>
    <style:font-face style:name="Mangal1" svg:font-family="Mangal"/>
    <style:font-face style:name="ＭＳ 明朝" svg:font-family="'ＭＳ 明朝'" style:font-family-generic="roman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line-height="0.388cm" fo:text-align="start" style:justify-single-word="false"/>
      <style:text-properties style:font-name="メイリオ" fo:font-size="10.25pt" fo:font-style="normal" fo:font-weight="normal" officeooo:rsid="000f9db4" officeooo:paragraph-rsid="001bfa40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2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10.25pt" fo:font-style="normal" fo:font-weight="normal" officeooo:rsid="000f9db4" officeooo:paragraph-rsid="001fae95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メイリオ" fo:font-size="10.25pt" fo:font-style="normal" fo:font-weight="normal" officeooo:rsid="001bfa40" officeooo:paragraph-rsid="001bfa40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4" style:family="paragraph" style:parent-style-name="Standard">
      <style:paragraph-properties fo:line-height="0.388cm" fo:text-align="start" style:justify-single-word="false"/>
      <style:text-properties style:font-name="メイリオ" fo:font-size="10pt" fo:font-style="normal" fo:font-weight="bold" officeooo:rsid="000f9db4" officeooo:paragraph-rsid="001bfa40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line-height="0.388cm" fo:text-align="start" style:justify-single-word="false"/>
      <style:text-properties style:font-name="メイリオ" fo:font-size="10pt" fo:font-style="normal" fo:font-weight="bold" officeooo:rsid="001f5177" officeooo:paragraph-rsid="001f5177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1bfa40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bfa40" officeooo:paragraph-rsid="001bfa40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f5177" officeooo:paragraph-rsid="001f5177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1bfa40" style:font-name-asian="メイリオ" style:font-size-asian="9pt" style:language-asian="ja" style:country-asian="JP" style:font-size-complex="9pt"/>
    </style:style>
    <style:style style:name="P10" style:family="paragraph" style:parent-style-name="Standard">
      <style:paragraph-properties fo:line-height="0.388cm" fo:text-align="start" style:justify-single-word="false"/>
      <style:text-properties style:font-name="メイリオ" fo:font-size="9pt" officeooo:rsid="001bfa40" officeooo:paragraph-rsid="001bfa40" style:font-name-asian="メイリオ" style:font-size-asian="9pt" style:language-asian="ja" style:country-asian="JP" style:font-size-complex="9pt"/>
    </style:style>
    <style:style style:name="P11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1bfa40" style:font-name-asian="メイリオ" style:font-size-asian="9pt" style:font-size-complex="9pt"/>
    </style:style>
    <style:style style:name="P12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1bfa40" style:font-name-asian="メイリオ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1f5177" style:font-name-asian="メイリオ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1bfa40" style:font-name-asian="メイリオ" style:font-size-asian="9pt" style:language-asian="ja" style:country-asian="JP" style:font-weight-asian="normal" style:font-size-complex="9pt" style:font-weight-complex="normal"/>
    </style:style>
    <style:style style:name="P15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rsid="001f5177" officeooo:paragraph-rsid="001f5177" style:font-name-asian="メイリオ" style:font-size-asian="9pt" style:language-asian="ja" style:country-asian="JP" style:font-weight-asian="normal" style:font-size-complex="9pt" style:font-weight-complex="normal"/>
    </style:style>
    <style:style style:name="P16" style:family="paragraph" style:parent-style-name="Standard" style:master-page-name="">
      <style:paragraph-properties fo:line-height="0.388cm" fo:text-align="start" style:justify-single-word="false" style:page-number="auto">
        <style:tab-stops>
          <style:tab-stop style:position="0cm" style:leader-style="dotted" style:leader-text="."/>
        </style:tab-stops>
      </style:paragraph-properties>
      <style:text-properties style:font-name="メイリオ" fo:font-size="10pt" fo:font-style="normal" fo:font-weight="bold" officeooo:rsid="000f9db4" officeooo:paragraph-rsid="001fae95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bfa40" officeooo:paragraph-rsid="001bfa40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paragraph-properties fo:line-height="100%" fo:text-align="end" style:justify-single-word="false"/>
      <style:text-properties style:font-name="メイリオ" fo:font-size="13pt" fo:font-style="normal" fo:font-weight="bold" officeooo:rsid="000f9db4" officeooo:paragraph-rsid="0020603c" style:font-name-asian="メイリオ" style:font-size-asian="13pt" style:language-asian="ja" style:country-asian="JP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officeooo:paragraph-rsid="0020603c" style:font-name-asian="ＭＳ 明朝" style:font-size-asian="20pt" style:language-asian="ja" style:country-asian="JP" style:font-size-complex="20pt"/>
    </style:style>
    <style:style style:name="P20" style:family="paragraph" style:parent-style-name="Standard">
      <style:paragraph-properties fo:text-align="center" style:justify-single-word="false"/>
      <style:text-properties fo:font-size="20pt" officeooo:rsid="017a0df9" officeooo:paragraph-rsid="0020603c" style:font-name-asian="ＭＳ 明朝" style:font-size-asian="20pt" style:language-asian="ja" style:country-asian="JP" style:font-size-complex="20pt"/>
    </style:style>
    <style:style style:name="P21" style:family="paragraph" style:parent-style-name="Standard">
      <style:paragraph-properties fo:text-align="center" style:justify-single-word="false"/>
      <style:text-properties fo:font-size="20pt" fo:font-weight="bold" officeooo:paragraph-rsid="0020603c" style:font-name-asian="ＭＳ 明朝" style:font-size-asian="20pt" style:language-asian="ja" style:country-asian="JP" style:font-weight-asian="bold" style:font-size-complex="20pt" style:font-weight-complex="bold"/>
    </style:style>
    <style:style style:name="P22" style:family="paragraph" style:parent-style-name="Standard">
      <style:paragraph-properties fo:text-align="end" style:justify-single-word="false"/>
      <style:text-properties officeooo:paragraph-rsid="0020603c" style:language-asian="ja" style:country-asian="JP"/>
    </style:style>
    <style:style style:name="P23" style:family="paragraph" style:parent-style-name="Standard">
      <style:text-properties officeooo:paragraph-rsid="0020603c" style:language-asian="ja" style:country-asian="JP"/>
    </style:style>
    <style:style style:name="P24" style:family="paragraph" style:parent-style-name="Standard">
      <style:paragraph-properties fo:line-height="100%" fo:text-align="start" style:justify-single-word="false"/>
      <style:text-properties officeooo:paragraph-rsid="001bfa40"/>
    </style:style>
    <style:style style:name="P25" style:family="paragraph" style:parent-style-name="Standard" style:master-page-name="Standard">
      <style:paragraph-properties fo:text-align="start" style:justify-single-word="false" style:page-number="auto"/>
      <style:text-properties fo:font-size="12pt" officeooo:paragraph-rsid="0020603c" style:font-name-asian="ＭＳ 明朝" style:font-size-asian="12pt" style:language-asian="ja" style:country-asian="JP" style:font-size-complex="12pt"/>
    </style:style>
    <style:style style:name="P26" style:family="paragraph" style:parent-style-name="ボルグドキュメントスタイル">
      <style:paragraph-properties fo:margin-left="0cm" fo:margin-right="0cm" fo:text-indent="0cm" style:auto-text-indent="false"/>
      <style:text-properties style:font-name-asian="メイリオ"/>
    </style:style>
    <style:style style:name="P27" style:family="paragraph" style:parent-style-name="ボルグドキュメントスタイル">
      <style:paragraph-properties fo:margin-left="0cm" fo:margin-right="0cm" fo:text-indent="0cm" style:auto-text-indent="false"/>
      <style:text-properties style:font-name-asian="メイリオ" style:language-asian="ja" style:country-asian="JP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f5177" style:language-asian="ja" style:country-asian="JP"/>
    </style:style>
    <style:style style:name="T3" style:family="text">
      <style:text-properties officeooo:rsid="001bfa40" style:language-asian="ja" style:country-asian="JP"/>
    </style:style>
    <style:style style:name="T4" style:family="text">
      <style:text-properties officeooo:rsid="001d7b89" style:language-asian="ja" style:country-asian="JP"/>
    </style:style>
    <style:style style:name="T5" style:family="text">
      <style:text-properties officeooo:rsid="0020603c" style:language-asian="ja" style:country-asian="JP"/>
    </style:style>
    <style:style style:name="T6" style:family="text">
      <style:text-properties officeooo:rsid="001bfa40"/>
    </style:style>
    <style:style style:name="T7" style:family="text">
      <style:text-properties style:font-name="メイリオ" fo:font-size="10.25pt" fo:font-style="normal" fo:font-weight="normal" officeooo:rsid="001bfa40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T8" style:family="text">
      <style:text-properties fo:font-variant="normal" fo:text-transform="none" fo:color="#222222" fo:letter-spacing="normal" fo:font-style="normal"/>
    </style:style>
    <style:style style:name="T9" style:family="text">
      <style:text-properties fo:font-variant="normal" fo:text-transform="none" fo:color="#222222" fo:letter-spacing="normal" fo:font-style="normal" style:language-asian="ja" style:country-asian="JP"/>
    </style:style>
    <style:style style:name="T10" style:family="text">
      <style:text-properties officeooo:rsid="001d7b89"/>
    </style:style>
    <style:style style:name="T11" style:family="text">
      <style:text-properties officeooo:rsid="001f5177"/>
    </style:style>
    <style:style style:name="T12" style:family="text">
      <style:text-properties officeooo:rsid="018f9633"/>
    </style:style>
    <style:style style:name="T13" style:family="text">
      <style:text-properties officeooo:rsid="002060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9"/>
      <text:p text:style-name="P19"/>
      <text:p text:style-name="P19"/>
      <text:p text:style-name="P19"/>
      <text:p text:style-name="P19"/>
      <text:p text:style-name="P19"/>
      <text:p text:style-name="P21">ボルグシステム</text:p>
      <text:p text:style-name="P20">createTag受発注画面</text:p>
      <text:p text:style-name="P20">CSS　スタイルシート設計書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2">2015年5月08日</text:p>
      <text:p text:style-name="P18">株式会社デジタルデザインシンク</text:p>
      <text:p text:style-name="P18"/>
      <text:p text:style-name="P3"><text:soft-page-break/>ファイル名：order.css</text:p>
      <text:p text:style-name="P3">概要：ボルグシステム、受発注画面のクリエイトタグを用いて制作した画面のスタイル</text:p>
      <text:p text:style-name="P3">作成日:2015．05.06</text:p>
      <text:p text:style-name="P3">設計者:T.Yamamoto</text:p>
      <text:p text:style-name="P24"><text:span text:style-name="T7">作成者:T.Yamamoto</text:span></text:p>
      <text:p text:style-name="P26">ファイル<text:span text:style-name="T1">パス：borgsystem/</text:span><text:span text:style-name="T5">order/css/order.css</text:span></text:p>
      <text:p text:style-name="P27">図の説明：受発注画面についてのCSSスタイルシート</text:p>
      <text:p text:style-name="P24"/>
      <text:p text:style-name="P4">１．スタイルシート概要</text:p>
      <text:p text:style-name="P4"/>
      <text:p text:style-name="P4"/>
      <text:p text:style-name="P4">２．スタイルシート・ツリー構造</text:p>
      <text:p text:style-name="P4"/>
      <text:p text:style-name="P1">1　基本レイアウト</text:p>
      <text:p text:style-name="P6">　<text:span text:style-name="T6">body</text:span></text:p>
      <text:p text:style-name="P6"><text:tab/><text:span text:style-name="T6">+-- .page</text:span></text:p>
      <text:p text:style-name="P6"><text:tab/><text:tab/><text:span text:style-name="T6">+-- .main</text:span></text:p>
      <text:p text:style-name="P6"><text:tab/><text:tab/><text:tab/><text:span text:style-name="T6">+-- .header .clearfix</text:span></text:p>
      <text:p text:style-name="P6"><text:tab/><text:tab/><text:tab/><text:span text:style-name="T6">+-- #fig2 .mainContent</text:span></text:p>
      <text:p text:style-name="P6"><text:tab/><text:tab/><text:tab/><text:tab/><text:span text:style-name="T6">+-- .tabArea</text:span></text:p>
      <text:p text:style-name="P6"/>
      <text:p text:style-name="P6">2　ヘッダーレイアウト</text:p>
      <text:p text:style-name="P6">　<text:span text:style-name="T6">header clearfix</text:span></text:p>
      <text:p text:style-name="P6"><text:tab/><text:span text:style-name="T6">+-- .headerTitle</text:span></text:p>
      <text:p text:style-name="P6"><text:tab/><text:tab/><text:span text:style-name="T6">+-- .pageTitle</text:span></text:p>
      <text:p text:style-name="P6"><text:tab/><text:span text:style-name="T6">+-- .c loseButton grid1</text:span></text:p>
      <text:p text:style-name="P6"/>
      <text:p text:style-name="P6">3　タブレイアウト</text:p>
      <text:p text:style-name="P7">　.tabArea</text:p>
      <text:p text:style-name="P7"><text:tab/>+-- .tablist</text:p>
      <text:p text:style-name="P7"><text:tab/><text:tab/>+-- .firstTab .grid1</text:p>
      <text:p text:style-name="P7"><text:tab/><text:tab/><text:tab/>+-- .tabLabel</text:p>
      <text:p text:style-name="P7"><text:tab/><text:tab/>+-- .secindTab .grid1</text:p>
      <text:p text:style-name="P7"><text:tab/><text:tab/><text:tab/>+-- .tabLabel</text:p>
      <text:p text:style-name="P7"/>
      <text:p text:style-name="P7">4　タブコンテンツレイアウト</text:p>
      <text:p text:style-name="P7">　.tabArea</text:p>
      <text:p text:style-name="P7"><text:tab/>+-- .firstTabContent</text:p>
      <text:p text:style-name="P7"><text:tab/><text:tab/>+-- #sendTab .tabRadio</text:p>
      <text:p text:style-name="P7"><text:tab/><text:tab/>+-- #sendTabContent .tabContent</text:p>
      <text:p text:style-name="P7"><text:tab/><text:tab/><text:tab/>+-- .searcharea</text:p>
      <text:p text:style-name="P7"><text:tab/><text:tab/><text:tab/>+-- .periodarea</text:p>
      <text:p text:style-name="P7"><text:tab/><text:tab/><text:tab/>+-- #sendButtonList .buttonList</text:p>
      <text:p text:style-name="P7"><text:tab/><text:tab/><text:tab/>+-- #sendWrapList .wrapList</text:p>
      <text:p text:style-name="P11"/>
      <text:p text:style-name="P7">5　検索機能レイアウト</text:p>
      <text:p text:style-name="P7">　.searcharea</text:p>
      <text:p text:style-name="P7"><text:tab/>+-- .searchText .grid1</text:p>
      <text:p text:style-name="P7"><text:tab/>+-- .searchtextbox .grid10</text:p>
      <text:p text:style-name="P7"><text:tab/>+-- #searchButton .searchButton .grid10</text:p>
      <text:p text:style-name="P9"/>
      <text:p text:style-name="P10">6　期間レイアウト</text:p>
      <text:p text:style-name="P10">　.periodarea</text:p>
      <text:p text:style-name="P10"><text:tab/>+-- .periodtext .grid1</text:p>
      <text:p text:style-name="P10"><text:tab/>+-- .dateArea</text:p>
      <text:p text:style-name="P10"><text:tab/><text:tab/>+-- <text:s/>.datebox .grid2</text:p>
      <text:p text:style-name="P10"><text:tab/>+-- .from-to</text:p>
      <text:p text:style-name="P10"><text:tab/><text:tab/>+-- <text:s/>.datebox .grid2</text:p>
      <text:p text:style-name="P10"/>
      <text:p text:style-name="P10">7　発注画面ボタン群レイアウト</text:p>
      <text:p text:style-name="P10"><text:soft-page-break/>　#sebd<text:span text:style-name="T10">ButtonList .buttonList</text:span></text:p>
      <text:p text:style-name="P12"><text:span text:style-name="T3"><text:tab/></text:span><text:span text:style-name="T4">+-- .</text:span><text:span text:style-name="T8">editButtons</text:span> </text:p>
      <text:p text:style-name="P12"><text:tab/><text:tab/><text:span text:style-name="T10">+-- .</text:span><text:span text:style-name="T8">addButton .grid1</text:span> </text:p>
      <text:p text:style-name="P12"><text:tab/><text:tab/><text:span text:style-name="T10">+-- .</text:span><text:span text:style-name="T8">de;eteButton .grid1</text:span> </text:p>
      <text:p text:style-name="P12"><text:tab/><text:span text:style-name="T1">+-- .</text:span><text:span text:style-name="T8">pdfbuttons</text:span> </text:p>
      <text:p text:style-name="P12"><text:span text:style-name="T1"><text:tab/><text:tab/></text:span><text:span text:style-name="T2">+-- .</text:span><text:span text:style-name="T8">buttonsposition</text:span></text:p>
      <text:p text:style-name="P12"><text:span text:style-name="T8"><text:tab/><text:tab/><text:tab/></text:span><text:span text:style-name="T9">+-- .</text:span><text:span text:style-name="T8">firstbutton grid1</text:span> </text:p>
      <text:p text:style-name="P12"><text:tab/><text:tab/><text:tab/><text:span text:style-name="T11">+-- .</text:span><text:span text:style-name="T8">secondButton grid1</text:span> </text:p>
      <text:p text:style-name="P12"><text:tab/><text:tab/><text:tab/><text:span text:style-name="T11">+-- .</text:span><text:span text:style-name="T8">thirdbutton grid2</text:span> </text:p>
      <text:p text:style-name="P14"/>
      <text:p text:style-name="P15">8　受注画面ボタン群レイアウト</text:p>
      <text:p text:style-name="P13"><text:span text:style-name="T3">　.#</text:span><text:span text:style-name="T8">receivedButtonList</text:span><text:span text:style-name="T4"> .buttonList</text:span></text:p>
      <text:p text:style-name="P13"><text:span text:style-name="T3"><text:tab/></text:span><text:span text:style-name="T4">+-- .</text:span><text:span text:style-name="T8">editButtons</text:span> </text:p>
      <text:p text:style-name="P13"><text:tab/><text:tab/><text:span text:style-name="T10">+-- .</text:span><text:span text:style-name="T8">addButton .grid1</text:span> </text:p>
      <text:p text:style-name="P13"><text:tab/><text:tab/><text:span text:style-name="T10">+-- .</text:span><text:span text:style-name="T8">de;eteButton .grid1</text:span> </text:p>
      <text:p text:style-name="P13"><text:tab/><text:span text:style-name="T1">+-- .</text:span><text:span text:style-name="T8">pdfbuttons</text:span> </text:p>
      <text:p text:style-name="P13"><text:span text:style-name="T1"><text:tab/><text:tab/></text:span><text:span text:style-name="T2">+-- .</text:span><text:span text:style-name="T8">buttonsposition</text:span></text:p>
      <text:p text:style-name="P13"><text:span text:style-name="T8"><text:tab/><text:tab/><text:tab/></text:span><text:span text:style-name="T9">+-- .</text:span><text:span text:style-name="T8">firstbutton grid1</text:span> </text:p>
      <text:p text:style-name="P13"><text:tab/><text:tab/><text:tab/><text:span text:style-name="T11">+-- .</text:span><text:span text:style-name="T8">secondButton grid1</text:span> </text:p>
      <text:p text:style-name="P15"><text:tab/><text:tab/><text:tab/>+-- .<text:span text:style-name="T8">thirdbutton grid2</text:span> </text:p>
      <text:p text:style-name="P13"><text:span text:style-name="T8"><text:tab/><text:tab/><text:tab/></text:span><text:span text:style-name="T9">+-- .forth</text:span><text:span text:style-name="T8">button grid1</text:span> </text:p>
      <text:p text:style-name="P13"><text:tab/><text:tab/><text:tab/><text:span text:style-name="T11">+-- .fifth</text:span><text:span text:style-name="T8">Button grid1</text:span> </text:p>
      <text:p text:style-name="P15"><text:tab/><text:tab/><text:tab/>+-- .sixth<text:span text:style-name="T8">button grid2</text:span> </text:p>
      <text:p text:style-name="P7"><text:tab/></text:p>
      <text:p text:style-name="P8">9　jqGridテーブルレイアウト</text:p>
      <text:p text:style-name="P8">　#sendWrapList .wrapList</text:p>
      <text:p text:style-name="P8"><text:tab/>+-- .#sendWrapList .list</text:p>
      <text:p text:style-name="P5"/>
      <text:p text:style-name="P5"/>
      <text:p text:style-name="P16">３．スタイルシート詳細設計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ucida Console', monospace"/>
    <style:font-face style:name="Mangal1" svg:font-family="Mangal"/>
    <style:font-face style:name="ＭＳ 明朝" svg:font-family="'ＭＳ 明朝'" style:font-family-generic="roman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ボルグドキュメントスタイル" style:family="paragraph" style:parent-style-name="Contents_20_9">
      <style:text-properties style:font-name="メイリオ1" fo:font-family="メイリオ" style:font-style-name="レギュラー" style:font-family-generic="modern" style:font-pitch="variable" fo:font-size="9pt" style:font-name-asian="メイリオ1" style:font-family-asian="メイリオ" style:font-style-name-asian="レギュラー" style:font-family-generic-asian="modern" style:font-pitch-asian="variable" style:font-size-asian="9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22:23:42.685000000</meta:creation-date>
    <dc:date>2015-05-08T18:52:35.607000000</dc:date>
    <meta:editing-duration>PT39M24S</meta:editing-duration>
    <meta:editing-cycles>4</meta:editing-cycles>
    <meta:generator>LibreOffice/4.3.5.2$Windows_x86 LibreOffice_project/3a87456aaa6a95c63eea1c1b3201acedf0751bd5</meta:generator>
    <meta:document-statistic meta:table-count="0" meta:image-count="0" meta:object-count="0" meta:page-count="3" meta:paragraph-count="82" meta:word-count="411" meta:character-count="1588" meta:non-whitespace-character-count="1367"/>
  </office:meta>
</office:document-meta>
</file>